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13" calcext:value-type="float">
            <text:p>13</text:p>
          </table:table-cell>
          <table:table-cell office:value-type="float" office:value="852.349" calcext:value-type="float">
            <text:p>852.349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844.903" calcext:value-type="float">
            <text:p>844.90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838.993" calcext:value-type="float">
            <text:p>838.99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  <table:table-cell office:value-type="float" office:value="906.066" calcext:value-type="float">
            <text:p>906.06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905.411" calcext:value-type="float">
            <text:p>905.411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855.278" calcext:value-type="float">
            <text:p>855.278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894.425" calcext:value-type="float">
            <text:p>894.425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848.822" calcext:value-type="float">
            <text:p>848.82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  <table:table-cell office:value-type="float" office:value="858.897" calcext:value-type="float">
            <text:p>858.897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809.135" calcext:value-type="float">
            <text:p>809.13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13" calcext:value-type="float">
            <text:p>13</text:p>
          </table:table-cell>
          <table:table-cell office:value-type="float" office:value="827.699" calcext:value-type="float">
            <text:p>827.69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float" office:value="857.259" calcext:value-type="float">
            <text:p>857.259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829.397" calcext:value-type="float">
            <text:p>829.397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878.838" calcext:value-type="float">
            <text:p>878.838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838.615" calcext:value-type="float">
            <text:p>838.61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float" office:value="884.788" calcext:value-type="float">
            <text:p>884.788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856.99" calcext:value-type="float">
            <text:p>856.99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850.154" calcext:value-type="float">
            <text:p>850.154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4" calcext:value-type="float">
            <text:p>14</text:p>
          </table:table-cell>
          <table:table-cell office:value-type="float" office:value="826.025" calcext:value-type="float">
            <text:p>826.025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864.89" calcext:value-type="float">
            <text:p>864.89</text:p>
          </table:table-cell>
          <table:table-cell office:value-type="float" office:value="766" calcext:value-type="float">
            <text:p>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7:36:52.268924033</dc:date>
    <meta:editing-duration>PT23M15S</meta:editing-duration>
    <meta:editing-cycles>7</meta:editing-cycles>
    <meta:generator>LibreOffice/7.3.7.2$Linux_X86_64 LibreOffice_project/30$Build-2</meta:generator>
    <meta:document-statistic meta:table-count="1" meta:cell-count="105" meta:object-count="0"/>
  </office:meta>
</office:document-meta>
</file>